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54000018805FECC73D.svm"/>
  <manifest:file-entry manifest:media-type="" manifest:full-path="Pictures/2000000700003B5400001880BAD31235.svm"/>
  <manifest:file-entry manifest:media-type="" manifest:full-path="Pictures/2000000700003B5400001880CA2178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Courier, mono"/>
    <style:font-face style:name="OpenSymbol" svg:font-family="OpenSymbol"/>
    <style:font-face style:name="Segoe UI" svg:font-family="'Segoe UI',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widows="1" fo:text-indent="0cm" style:auto-text-indent="false"/>
      <style:text-properties fo:font-variant="normal" fo:text-transform="none" fo:color="#ff9900" style:font-name="Segoe UI" fo:font-size="14.25pt" fo:letter-spacing="normal" fo:font-style="normal" fo:font-weight="normal"/>
    </style:style>
    <style:style style:name="P2" style:family="paragraph" style:parent-style-name="Heading_20_3">
      <style:paragraph-properties fo:margin-left="0cm" fo:margin-right="0cm" fo:text-align="justify" style:justify-single-word="false" fo:widows="1" fo:text-indent="0cm" style:auto-text-indent="false"/>
      <style:text-properties fo:font-variant="normal" fo:text-transform="none" fo:color="#ff9900" style:font-name="Segoe UI" fo:font-size="14.25pt" fo:letter-spacing="normal" fo:font-style="normal" fo:font-weight="normal"/>
    </style:style>
    <style:style style:name="P3" style:family="paragraph" style:parent-style-name="Preformatted_20_Text">
      <style:paragraph-properties fo:margin-left="0cm" fo:margin-right="0cm" fo:margin-top="0cm" fo:margin-bottom="0cm" fo:widows="1" fo:text-indent="0cm" style:auto-text-indent="false" fo:padding="0cm" fo:border="none"/>
      <style:text-properties fo:font-variant="normal" fo:text-transform="none" fo:color="#000000" style:font-name="Consolas" fo:font-size="9pt" fo:letter-spacing="normal" fo:font-style="normal" fo:font-weight="normal"/>
    </style:style>
    <style:style style:name="P4" style:family="paragraph" style:parent-style-name="Preformatted_20_Text">
      <style:paragraph-properties fo:margin-left="0cm" fo:margin-right="0cm" fo:margin-top="0cm" fo:margin-bottom="0cm" fo:widows="1" fo:text-indent="0cm" style:auto-text-indent="false" fo:padding="0cm" fo:border="none"/>
      <style:text-properties fo:font-variant="normal" fo:text-transform="none" fo:color="#000000" fo:letter-spacing="normal"/>
    </style:style>
    <style:style style:name="P5" style:family="paragraph" style:parent-style-name="Preformatted_20_Text">
      <style:paragraph-properties fo:margin-left="0cm" fo:margin-right="0cm" fo:margin-top="0cm" fo:margin-bottom="0cm" fo:widows="1" fo:text-indent="0cm" style:auto-text-indent="false" fo:padding="0cm" fo:border="none"/>
      <style:text-properties fo:font-variant="normal" fo:text-transform="none" fo:color="#0000ff" style:font-name="Consolas" fo:font-size="9pt" fo:letter-spacing="normal" fo:font-style="normal" fo:font-weight="normal"/>
    </style:style>
    <style:style style:name="P6" style:family="paragraph" style:parent-style-name="Preformatted_20_Text">
      <style:paragraph-properties fo:widows="1" fo:padding="0.159cm" fo:border="0.002cm solid #fbedbb"/>
      <style:text-properties fo:font-variant="normal" fo:text-transform="none" fo:color="#000000" style:font-name="Consolas" fo:font-size="9pt" fo:letter-spacing="normal" fo:font-style="normal" fo:font-weight="normal"/>
    </style:style>
    <style:style style:name="P7" style:family="paragraph" style:parent-style-name="Preformatted_20_Text">
      <style:paragraph-properties fo:widows="1" fo:padding="0.159cm" fo:border="0.002cm solid #fbedbb"/>
      <style:text-properties fo:font-variant="normal" fo:text-transform="none" fo:color="#000000" fo:letter-spacing="normal"/>
    </style:style>
    <style:style style:name="P8" style:family="paragraph" style:parent-style-name="Preformatted_20_Text">
      <style:paragraph-properties fo:widows="1" fo:padding="0.159cm" fo:border="0.002cm solid #fbedbb"/>
    </style:style>
    <style:style style:name="P9" style:family="paragraph" style:parent-style-name="Heading_20_2">
      <style:paragraph-properties fo:text-align="justify" style:justify-single-word="false"/>
      <style:text-properties fo:font-variant="normal" fo:text-transform="none" fo:color="#ff9900" style:font-name="Segoe UI" fo:font-size="21.75pt" fo:letter-spacing="normal" fo:font-style="normal" fo:font-weight="normal"/>
    </style:style>
    <style:style style:name="P10" style:family="paragraph" style:parent-style-name="Heading_20_2">
      <style:paragraph-properties fo:margin-left="0cm" fo:margin-right="0cm" fo:margin-top="0.529cm" fo:margin-bottom="0.291cm" fo:widows="1" fo:text-indent="0cm" style:auto-text-indent="false" fo:padding="0cm" fo:border="none"/>
      <style:text-properties fo:font-variant="normal" fo:text-transform="none" fo:color="#ff9900" style:font-name="Segoe UI" fo:font-size="21.75pt" fo:letter-spacing="normal" fo:font-style="normal" fo:font-weight="normal"/>
    </style:style>
    <style:style style:name="P11" style:family="paragraph" style:parent-style-name="Heading_20_2">
      <style:paragraph-properties fo:margin-left="0cm" fo:margin-right="0cm" fo:margin-top="0.529cm" fo:margin-bottom="0.291cm" fo:text-align="justify" style:justify-single-word="false" fo:widows="1" fo:text-indent="0cm" style:auto-text-indent="false" fo:padding="0cm" fo:border="none"/>
      <style:text-properties fo:font-variant="normal" fo:text-transform="none" fo:color="#ff9900" style:font-name="Segoe UI" fo:font-size="21.75pt" fo:letter-spacing="normal" fo:font-style="normal" fo:font-weight="normal"/>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widows="1" fo:text-indent="0cm" style:auto-text-indent="false"/>
      <style:text-properties fo:font-variant="normal" fo:text-transform="none" fo:color="#111111" style:font-name="Segoe UI" fo:font-size="10.5pt" fo:letter-spacing="normal" fo:font-style="normal" fo:font-weight="normal"/>
    </style:style>
    <style:style style:name="P14" style:family="paragraph" style:parent-style-name="Text_20_body">
      <style:paragraph-properties fo:margin-left="0cm" fo:margin-right="0cm" fo:text-align="justify" style:justify-single-word="false" fo:widows="1" fo:text-indent="0cm" style:auto-text-indent="false"/>
      <style:text-properties fo:font-variant="normal" fo:text-transform="none" fo:color="#111111" style:font-name="Segoe UI" fo:font-size="10.5pt" fo:letter-spacing="normal" fo:font-style="normal" fo:font-weight="normal"/>
    </style:style>
    <style:style style:name="P15" style:family="paragraph" style:parent-style-name="Text_20_body" style:list-style-name="L4">
      <style:paragraph-properties fo:margin-left="0cm" fo:margin-right="0cm" fo:margin-top="0cm" fo:margin-bottom="0cm" fo:widows="1" fo:text-indent="0cm" style:auto-text-indent="false" fo:padding="0cm" fo:border="none"/>
    </style:style>
    <style:style style:name="P16" style:family="paragraph" style:parent-style-name="Text_20_body">
      <style:paragraph-properties fo:margin-left="0cm" fo:margin-right="0cm" fo:margin-top="0cm" fo:margin-bottom="0cm" fo:text-align="end" style:justify-single-word="false" fo:widows="1" fo:text-indent="0cm" style:auto-text-indent="false" fo:padding="0cm" fo:border="none"/>
      <style:text-properties fo:font-variant="normal" fo:text-transform="none" fo:color="#999999" style:font-name="Segoe UI" fo:font-size="8.25pt" fo:letter-spacing="normal" fo:font-style="normal" fo:font-weight="normal"/>
    </style:style>
    <style:style style:name="P17" style:family="paragraph" style:parent-style-name="Text_20_body">
      <style:paragraph-properties fo:margin-left="0cm" fo:margin-right="0cm" fo:margin-top="0cm" fo:margin-bottom="0cm" fo:text-align="justify" style:justify-single-word="false" fo:widows="1" fo:text-indent="0cm" style:auto-text-indent="false" fo:padding="0cm" fo:border="none"/>
    </style:style>
    <style:style style:name="P18" style:family="paragraph" style:parent-style-name="Text_20_body" style:list-style-name="L5">
      <style:paragraph-properties fo:margin-top="0cm" fo:margin-bottom="0cm" fo:text-align="justify" style:justify-single-word="false" fo:widows="1" fo:padding="0cm" fo:border="none"/>
    </style:style>
    <style:style style:name="P19" style:family="paragraph" style:parent-style-name="Text_20_body" style:list-style-name="L6">
      <style:paragraph-properties fo:margin-top="0cm" fo:margin-bottom="0cm" fo:text-align="justify" style:justify-single-word="false" fo:widows="1" fo:padding="0cm" fo:border="none"/>
    </style:style>
    <style:style style:name="P20" style:family="paragraph" style:parent-style-name="Text_20_body" style:list-style-name="L7">
      <style:paragraph-properties fo:margin-top="0cm" fo:margin-bottom="0cm" fo:text-align="justify" style:justify-single-word="false" fo:widows="1" fo:padding="0cm" fo:border="none"/>
    </style:style>
    <style:style style:name="T1" style:family="text">
      <style:text-properties style:font-name="Consolas" fo:font-size="9pt" fo:font-style="normal" fo:font-weight="normal"/>
    </style:style>
    <style:style style:name="T2" style:family="text">
      <style:text-properties fo:font-variant="normal" fo:text-transform="none" fo:color="#111111" style:font-name="Segoe UI" fo:font-size="10.5pt" fo:letter-spacing="normal" fo:font-style="normal" fo:font-weight="normal"/>
    </style:style>
    <style:style style:name="T3" style:family="text">
      <style:text-properties fo:font-variant="normal" fo:text-transform="none" fo:color="#990000" style:font-name="Consolas" fo:font-size="11pt" fo:letter-spacing="normal" fo:font-style="normal" fo:font-weight="normal"/>
    </style:style>
    <style:style style:name="T4" style:family="text">
      <style:text-properties fo:font-variant="normal" fo:text-transform="none" fo:color="#800080" style:font-name="Consolas" fo:font-size="11pt" fo:letter-spacing="normal" fo:font-style="normal" fo:font-weight="normal"/>
    </style:style>
    <style:style style:name="T5" style:family="text">
      <style:text-properties fo:font-variant="normal" fo:text-transform="none" fo:color="#800080" style:text-line-through-style="none" style:font-name="Segoe UI" fo:font-size="10.5pt" fo:letter-spacing="normal" fo:font-style="normal" style:text-underline-style="none" fo:font-weight="normal" style:text-blinking="false"/>
    </style:style>
    <style:style style:name="T6" style:family="text">
      <style:text-properties fo:color="#800080" style:font-name="Consolas" fo:font-size="9pt" fo:font-style="normal" fo:font-weight="normal"/>
    </style:style>
    <style:style style:name="T7" style:family="text">
      <style:text-properties fo:color="#0000ff"/>
    </style:style>
    <style:style style:name="T8" style:family="text">
      <style:text-properties fo:color="#0000ff" style:font-name="Consolas" fo:font-size="9pt" fo:font-style="normal" fo:font-weight="normal"/>
    </style:style>
    <style:style style:name="T9" style:family="text">
      <style:text-properties fo:color="#000080" style:font-name="Consolas" fo:font-size="9pt" fo:font-style="normal" fo:font-weight="normal"/>
    </style:style>
    <style:style style:name="T10" style:family="text">
      <style:text-properties fo:color="#008000"/>
    </style:style>
    <style:style style:name="T11" style:family="text">
      <style:text-properties fo:color="#008000" style:font-name="Consolas" fo:font-size="9pt" fo:font-style="italic" fo:font-weight="normal"/>
    </style:style>
    <style:style style:name="T12" style:family="text">
      <style:text-properties fo:color="#008000" style:font-name="Consolas" fo:font-size="9pt" fo:font-style="normal" fo:font-weight="normal"/>
    </style:style>
    <style:style style:name="T13" style:family="text">
      <style:text-properties fo:color="#008000"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Introduction</text:h>
      <text:p text:style-name="P17"><text:span text:style-name="T2">This article demonstrates a simple C++ class that provides support for User Impersonation, allowing an application to impersonate any other user (with automatic cleanup). The </text:span><text:span text:style-name="Source_20_Text"><text:span text:style-name="T3">ImpersonateUser</text:span></text:span><text:span text:style-name="T2"> class is a thin wrapper (utilising RAII) around the </text:span><text:span text:style-name="Source_20_Text"><text:span text:style-name="T3">LogonUser()</text:span></text:span><text:span text:style-name="T2">, </text:span><text:span text:style-name="Source_20_Text"><text:span text:style-name="T3">ImpersonateLoggedOnUser()</text:span></text:span><text:span text:style-name="T2"> and </text:span><text:span text:style-name="Source_20_Text"><text:span text:style-name="T3">RevertToSelf()</text:span></text:span><text:span text:style-name="T2">Windows API functions.</text:span></text:p>
      <text:h text:style-name="P2" text:outline-level="3">The Demo Project</text:h>
      <text:p text:style-name="P14">The demo project included with this article is very simple, so don't expect it to be fantastic. It's just an example showing the class in use. It is a console application that takes several command line parameters, including the name/password of the user to impersonate. You can also specify a file name (which can be on a network share) that the demo project will attempt to access by impersonating the user details you specify. It will then indicate whether this was successful or not, as shown in the screen shots below.</text:p>
      <text:h text:style-name="P11" text:outline-level="2">What is User Impersonation?</text:h>
      <text:p text:style-name="P17"><text:span text:style-name="T2">User Impersonation allows an application to execute a task using the security context of another user. For example, a service running as </text:span><text:span text:style-name="Source_20_Text"><text:span text:style-name="T3">LocalSystem</text:span></text:span><text:span text:style-name="T2"> could access network resources by impersonating a specific user account. This account would have been configured with the necessary permissions to access a network resource, something the service would not be able to do otherwise.</text:span></text:p>
      <text:h text:style-name="P11" text:outline-level="2">Operating System Support</text:h>
      <text:h text:style-name="P2" text:outline-level="3">Windows 9x</text:h>
      <text:p text:style-name="P17"><text:span text:style-name="Source_20_Text"><text:span text:style-name="T3">ImpersonateUser</text:span></text:span><text:span text:style-name="T2"> is not supported on Windows 95, 98 or ME as those operating systems do not support users or user security tokens. For impersonation to work, the operating system must support Kerberos security providers, such as those provided by Windows NT/2000 and above.</text:span></text:p>
      <text:h text:style-name="P2" text:outline-level="3">Windows NT/2000</text:h>
      <text:p text:style-name="P17"><text:span text:style-name="T2">To use the </text:span><text:span text:style-name="Source_20_Text"><text:span text:style-name="T3">LogonUser</text:span></text:span><text:span text:style-name="T2"> API on Windows NT/2000, the calling thread must have the </text:span><text:span text:style-name="Source_20_Text"><text:span text:style-name="T3">SE_TCB_NAME</text:span></text:span><text:span text:style-name="T2"> privilege. This is gained by ensuring that the user can "Act as part of the Operating System," which can be configured through the User Manager in the Windows Control Panel. Alternatively, the application can request the </text:span><text:span text:style-name="Source_20_Text"><text:span text:style-name="T3">SE_TCB_NAME</text:span></text:span><text:span text:style-name="T2">privilege itself. This privilege is automatically granted to Windows Services running as the </text:span><text:span text:style-name="Source_20_Text"><text:span text:style-name="T3">LocalSystem</text:span></text:span><text:span text:style-name="T2"> account. This is the recommended way of using </text:span><text:span text:style-name="Source_20_Text"><text:span text:style-name="T3">LogonUser</text:span></text:span><text:span text:style-name="T2">, i.e. from a Windows Service.</text:span></text:p>
      <text:p text:style-name="P17"><text:span text:style-name="T2"/></text:p>
      <text:p text:style-name="P17"><text:span text:style-name="T2">If the calling thread does not hold this privilege, then the </text:span><text:span text:style-name="Source_20_Text"><text:span text:style-name="T3">LogonUser</text:span></text:span><text:span text:style-name="T2"> call will fail, with </text:span><text:span text:style-name="Source_20_Text"><text:span text:style-name="T3">GetLastError()</text:span></text:span><text:span text:style-name="T2">returning </text:span><text:span text:style-name="Source_20_Text"><text:span text:style-name="T3">ERROR_PRIVILEGE_NOT_HELD</text:span></text:span><text:span text:style-name="T2">.</text:span></text:p>
      <text:h text:style-name="P2" text:outline-level="3">Windows XP, 2K, 2K3, Vista, etc.</text:h>
      <text:p text:style-name="P17"><text:span text:style-name="T2">With the introduction of Windows XP, the requirement to hold the </text:span><text:span text:style-name="Source_20_Text"><text:span text:style-name="T3">SE_TCB_NAME</text:span></text:span><text:span text:style-name="T2"> privilege was removed.</text:span></text:p>
      <text:h text:style-name="P10" text:outline-level="2"><text:soft-page-break/>Background</text:h>
      <text:p text:style-name="P17"><text:span text:style-name="T2">The main reason for writing this class was that I needed to support impersonation in a project. I always try to write reusable code and so I created </text:span><text:span text:style-name="Source_20_Text"><text:span text:style-name="T3">ImpersonateUser</text:span></text:span><text:span text:style-name="T2">, which wraps up the necessary calls to perform the impersonation.</text:span></text:p>
      <text:p text:style-name="P17"><text:span text:style-name="T2"/></text:p>
      <text:p text:style-name="P17"><text:span text:style-name="T2">The class's destructor provides automatic cleanup, so the easiest way to use the class is to create an instance of it on the stack. If you prefer dynamically allocating the class, then you should use exception handling to ensure proper cleanup (or of course a smart pointer wrapper, such as one of several provided by the </text:span><text:span text:style-name="Source_20_Text"><text:span text:style-name="T3">Boost </text:span></text:span><text:span text:style-name="T2">library). I recommend instantiating the class on the stack, as you can then control the scope of the impersonation more easily.</text:span></text:p>
      <text:p text:style-name="P14"/>
      <text:p text:style-name="P14">I realise that there are several articles on Impersonation already published on The Code Project. However, none are using straight C++ as far as I can tell, although if there are some, I am sure someone will point this out to me.</text:p>
      <text:h text:style-name="P11" text:outline-level="2">The LogonUser API</text:h>
      <text:p text:style-name="P17"><text:span text:style-name="Source_20_Text"><text:span text:style-name="T3">LogonUser</text:span></text:span><text:span text:style-name="T2"> can only be used to log onto the local machine; it cannot log you onto a remote computer. The account that you use in the </text:span><text:span text:style-name="Source_20_Text"><text:span text:style-name="T3">LogonUser()</text:span></text:span><text:span text:style-name="T2"> call must also be known to the local machine, either as a local account or as a domain account that is visible to the local computer. If </text:span><text:span text:style-name="Source_20_Text"><text:span text:style-name="T3">LogonUser</text:span></text:span><text:span text:style-name="T2"> is successful, then it will give you an access token that specifies the credentials of the user account you chose.</text:span></text:p>
      <text:h text:style-name="P2" text:outline-level="3">Types of Token</text:h>
      <text:p text:style-name="P17"><text:span text:style-name="Source_20_Text"><text:span text:style-name="T3">LogonUser()</text:span></text:span><text:span text:style-name="T2"> can return two different types of tokens: </text:span><text:span text:style-name="Source_20_Text"><text:span text:style-name="T3">primary</text:span></text:span><text:span text:style-name="T2"> and </text:span><text:span text:style-name="Source_20_Text"><text:span text:style-name="T3">impersonation</text:span></text:span><text:span text:style-name="T2">.</text:span></text:p>
      <text:list xml:id="list7644446803208943584" text:style-name="L5">
        <text:list-item>
          <text:p text:style-name="P18"><text:span text:style-name="T2">Primary Token: This token is typically assigned to a process and becomes the default security token for that process.</text:span></text:p>
        </text:list-item>
        <text:list-item>
          <text:p text:style-name="P18"><text:span text:style-name="T2">Impersonation Token: This token is used to obtain the security information for a client process, allowing you to impersonate the client process when performing security-related tasks such as accessing a shared folder on a network.</text:span></text:p>
        </text:list-item>
      </text:list>
      <text:p text:style-name="P17"><text:span text:style-name="T2"/></text:p>
      <text:p text:style-name="P17"><text:span text:style-name="T2">Usually, the token returned from </text:span><text:span text:style-name="Source_20_Text"><text:span text:style-name="T3">LogonUser</text:span></text:span><text:span text:style-name="T2"> is a primary token which can be used to create processes as another user, using the </text:span><text:span text:style-name="Source_20_Text"><text:span text:style-name="T3">CreateProcessAsUser()</text:span></text:span><text:span text:style-name="T2"> API. If you specify </text:span><text:span text:style-name="Source_20_Text"><text:span text:style-name="T3">LOGON32_LOGON_NETWORK</text:span></text:span><text:span text:style-name="T2"> as the</text:span><text:span text:style-name="Source_20_Text"><text:span text:style-name="T3">LogonType</text:span></text:span><text:span text:style-name="T2"> (see below) for the </text:span><text:span text:style-name="Source_20_Text"><text:span text:style-name="T3">LogonUser()</text:span></text:span><text:span text:style-name="T2"> call, then you will be given an Impersonation token instead of the default Primary Token. You cannot use this in a call to </text:span><text:span text:style-name="Source_20_Text"><text:span text:style-name="T3">CreateProcessAsUser()</text:span></text:span><text:span text:style-name="T2"> to impersonate a user unless you first convert it to a Primary Token using the </text:span><text:span text:style-name="Source_20_Text"><text:span text:style-name="T3">DuplicateTokenEx()</text:span></text:span><text:span text:style-name="T2"> API call.</text:span></text:p>
      <text:p text:style-name="P17"><text:span text:style-name="T2"/></text:p>
      <text:p text:style-name="P17"><text:span text:style-name="T2">You can then pass this token to </text:span><text:span text:style-name="Source_20_Text"><text:span text:style-name="T3">ImpersonateLoggedOnUser()</text:span></text:span><text:span text:style-name="T2">, which will allow the calling thread to impersonate the security context of a logged-on user. This can be useful if you need to allow a Windows Service to access a network resource without wanting to give full permission to everyone to access that resource. You would simply give a specific user account the permissions necessary to access the network resource and get the Windows Service to impersonate that user account, access the resource and then undo the impersonation by reverting to the security context that the Service was originally running in.</text:span></text:p>
      <text:p text:style-name="P17"><text:span text:style-name="T2"/></text:p>
      <text:p text:style-name="P17"><text:span text:style-name="T2">The following sections explain the most important parameters in a call to the Windows API function</text:span><text:span text:style-name="Source_20_Text"><text:span text:style-name="T3">LogonUser()</text:span></text:span><text:span text:style-name="T2">. I am not going to describe every supported value for these parameters, only the ones that relate directly to user impersonation. For a complete explanation of the remaining types, </text:span><text:soft-page-break/><text:span text:style-name="T2">please refer to the MSDN documentation.</text:span></text:p>
      <text:h text:style-name="P2" text:outline-level="3">Username Parameter: lpszUsername</text:h>
      <text:p text:style-name="P17"><text:span text:style-name="T2">This specifies the name of the user to authenticate, i.e. the name of the user to log on as. If you enter this in user principal name (UPN) format -- e.g. accountname@example.com -- then the </text:span><text:span text:style-name="Source_20_Text"><text:span text:style-name="T3">lpszDomain</text:span></text:span><text:span text:style-name="T2"> parameter must be</text:span><text:span text:style-name="Source_20_Text"><text:span text:style-name="T3">NULL</text:span></text:span><text:span text:style-name="T2">.</text:span></text:p>
      <text:h text:style-name="P2" text:outline-level="3">Domain Parameter: lpszDomain</text:h>
      <text:p text:style-name="P17"><text:span text:style-name="T2">This specifies the name of the domain used to authenticate the user's account. This can be the domain or the name of a workstation or server on the network. If this parameter is </text:span><text:span text:style-name="Source_20_Text"><text:span text:style-name="T3">NULL</text:span></text:span><text:span text:style-name="T2">, then the </text:span><text:span text:style-name="Source_20_Text"><text:span text:style-name="T3">lpszUsername</text:span></text:span><text:span text:style-name="T2"> parameter</text:span><text:span text:style-name="Strong_20_Emphasis"><text:span text:style-name="T2">must</text:span></text:span><text:span text:style-name="T2"> be specified in the UPN format. The easiest way to use </text:span><text:span text:style-name="Source_20_Text"><text:span text:style-name="T3">LogonUser</text:span></text:span><text:span text:style-name="T2"> is to specify the user name and domain as separate parameters, in which case, the domain name should be specified in </text:span><text:span text:style-name="Source_20_Text"><text:span text:style-name="T3">NetBIOS</text:span></text:span><text:span text:style-name="T2"> format, e.g. </text:span><text:span text:style-name="Source_20_Text"><text:span text:style-name="T3">MyDomain</text:span></text:span><text:span text:style-name="T2">. To validate the user account using only the local system account database, specify </text:span><text:span text:style-name="Source_20_Text"><text:span text:style-name="T4">"."</text:span></text:span><text:span text:style-name="T2"> as the domain parameter.</text:span></text:p>
      <text:h text:style-name="P2" text:outline-level="3">Password Parameter: lpszPassword</text:h>
      <text:p text:style-name="P17"><text:span text:style-name="T2">To reduce the risk of compromised passwords, you should clear the password from memory as soon as you have called </text:span><text:span text:style-name="Source_20_Text"><text:span text:style-name="T3">LogonUser()</text:span></text:span><text:span text:style-name="T2">. Do not rely on </text:span><text:span text:style-name="Source_20_Text"><text:span text:style-name="T3">memset()</text:span></text:span><text:span text:style-name="T2"> for doing this, as it can easily be removed from your code by an optimising compiler. You should use the </text:span><text:span text:style-name="Source_20_Text"><text:span text:style-name="T3">SecureZeroMemory()</text:span></text:span><text:span text:style-name="T2"> function instead, as this will not be optimised out.</text:span></text:p>
      <text:h text:style-name="P2" text:outline-level="3">LogonType Parameter: dwLogonType</text:h>
      <text:p text:style-name="P17"><text:span text:style-name="T2">This parameter controls the type of logon performed by </text:span><text:span text:style-name="Source_20_Text"><text:span text:style-name="T3">LogonUser()</text:span></text:span><text:span text:style-name="T2">.</text:span></text:p>
      <text:list xml:id="list7499239723222012213" text:style-name="L6">
        <text:list-item>
          <text:p text:style-name="P19"><text:span text:style-name="Source_20_Text"><text:span text:style-name="T3">LOGON32_LOGON_BATCH</text:span></text:span><text:span text:style-name="T2">: Returns primary key. It is intended for servers that require high performance authentication and do not have to rely on credential caching, such as mail servers.</text:span></text:p>
        </text:list-item>
        <text:list-item>
          <text:p text:style-name="P19"><text:span text:style-name="Source_20_Text"><text:span text:style-name="T3">LOGON32_LOGON_INTERACTIVE</text:span></text:span><text:span text:style-name="T2">: Returns Primary Token and requires the "Log on Locally" privilege. The user must have the right to log on locally on the target machine. User credentials are cached and so may have a slight performance hit when compared to </text:span><text:span text:style-name="Source_20_Text"><text:span text:style-name="T3">LOGON32_LOGON_BATCH</text:span></text:span><text:span text:style-name="T2">.</text:span></text:p>
        </text:list-item>
        <text:list-item>
          <text:p text:style-name="P19"><text:span text:style-name="Source_20_Text"><text:span text:style-name="T3">LOGON32_LOGON_NEW_CREDENTIALS</text:span></text:span><text:span text:style-name="T2">: Returns Primary Token. This type allows the caller to duplicate its current token and specify new credentials for outbound connections. It requires the</text:span><text:span text:style-name="Source_20_Text"><text:span text:style-name="T3">LOGON32_PROVIDER_WINNT50</text:span></text:span><text:span text:style-name="T2"> logon provider and is only supported on Windows 2000 and above.</text:span></text:p>
        </text:list-item>
        <text:list-item>
          <text:p text:style-name="P19"><text:span text:style-name="Source_20_Text"><text:span text:style-name="T3">LOGON32_LOGON_NETWORK_CLEARTEXT</text:span></text:span><text:span text:style-name="T2">: Returns Primary Token and requires the</text:span><text:span text:style-name="Source_20_Text"><text:span text:style-name="T3">LOGON32_PROVIDER_WINNT50</text:span></text:span><text:span text:style-name="T2"> logon provider. It is only supported on Windows 2000 and above.</text:span></text:p>
        </text:list-item>
        <text:list-item>
          <text:p text:style-name="P19"><text:span text:style-name="Source_20_Text"><text:span text:style-name="T3">LOGON32_LOGON_NETWORK</text:span></text:span><text:span text:style-name="T2">: Returns Impersonation Token. This is a high-speed authentication method and requires the "Access this computer from the network" privilege.</text:span></text:p>
        </text:list-item>
      </text:list>
      <text:p text:style-name="P17"><text:span text:style-name="T2"/></text:p>
      <text:p text:style-name="P17"><text:span text:style-name="T2">The main difference between </text:span><text:span text:style-name="Source_20_Text"><text:span text:style-name="T3">LOGON32_LOGON_NETWORK</text:span></text:span><text:span text:style-name="T2"> and </text:span><text:span text:style-name="Source_20_Text"><text:span text:style-name="T3">LOGON32_LOGON_NETWORK_CLEARTEXT</text:span></text:span><text:span text:style-name="T2"> is that</text:span><text:span text:style-name="Source_20_Text"><text:span text:style-name="T3">LOGON32_LOGON_NETWORK_CLEARTEXT</text:span></text:span><text:span text:style-name="T2"> will allow the authentication provider on the local machine to cache the login information you have specified. This allows that machine to impersonate on your behalf if it has to use it for any other network operation. It does not mean that the password is sent over the network unencrypted.</text:span></text:p>
      <text:p text:style-name="P17"><text:span text:style-name="T2"/></text:p>
      <text:p text:style-name="P17"><text:span text:style-name="T2">If you do not intend to impersonate the logged-on user, then you should use the </text:span><text:span text:style-name="Source_20_Text"><text:span text:style-name="T3">LOGON32_LOGON_NETWORK</text:span></text:span><text:span text:style-name="T2">logon type. This is because it is the fastest authentication type, as the authentication provider does not cache any credentials. Despite its name, the </text:span><text:soft-page-break/><text:span text:style-name="Source_20_Text"><text:span text:style-name="T3">LOGON32_LOGON_NETWORK</text:span></text:span><text:span text:style-name="T2"> type returns a token that does not support access to network resources. It is, however, the fastest method to use if all you wish to do is authenticate a user's security details. If you convert a </text:span><text:span text:style-name="Source_20_Text"><text:span text:style-name="T3">LOGON32_LOGON_NETWORK</text:span></text:span><text:span text:style-name="T2"> logon into a primary token and then use it to start a process with </text:span><text:span text:style-name="Source_20_Text"><text:span text:style-name="T3">CreateProcessAsUser()</text:span></text:span><text:span text:style-name="T2">, then the new process will not be able to access network resources unless the network resource is not access-controlled.</text:span></text:p>
      <text:h text:style-name="P2" text:outline-level="3">LogonProvider Parameter: dwLogonProvider</text:h>
      <text:p text:style-name="P17"><text:span text:style-name="T2">This parameter is responsible for specifying the name of the logon provider to use for authenticating the user's security details. You must ensure that all of the domain controllers on your network support the same logon provider. Your application could contact a domain controller for authentication and would fail because that specific domain controller does not support the requested authentication provider. This is primarily an issue with the </text:span><text:span text:style-name="Source_20_Text"><text:span text:style-name="T3">LOGON32_LOGON_NEW_CREDENTIALS</text:span></text:span><text:span text:style-name="T2"> and </text:span><text:span text:style-name="Source_20_Text"><text:span text:style-name="T3">LOGON32_LOGON_NETWORK_CLEARTEXT</text:span></text:span><text:span text:style-name="T2"> providers, as they are not supported on Windows NT.</text:span></text:p>
      <text:p text:style-name="P17"><text:span text:style-name="T2"/></text:p>
      <text:list xml:id="list187509889324324027" text:style-name="L7">
        <text:list-item>
          <text:p text:style-name="P20"><text:span text:style-name="Source_20_Text"><text:span text:style-name="T3">LOGON32_PROVIDER_DEFAULT</text:span></text:span><text:span text:style-name="T2">: Use the default logon provider for the system based on the version of the operating system running on the domain controller. This will work with Windows NT 4 and newer domain controllers, but if you have any Windows NT 3.51 controllers on your domain, then you should use</text:span><text:span text:style-name="Source_20_Text"><text:span text:style-name="T3">LOGON32_PROVIDER_WINNT35</text:span></text:span><text:span text:style-name="T2">. This uses the negotiate provider unless you pass </text:span><text:span text:style-name="Source_20_Text"><text:span text:style-name="T3">NULL</text:span></text:span><text:span text:style-name="T2"> for the domain and the user name is not in user principal name (UPN) format (e.g. accountname@example.com), in which case, the provider defaults to </text:span><text:span text:style-name="Source_20_Text"><text:span text:style-name="T3">NTLM</text:span></text:span><text:span text:style-name="T2">.</text:span></text:p>
        </text:list-item>
        <text:list-item>
          <text:p text:style-name="P20"><text:span text:style-name="Source_20_Text"><text:span text:style-name="T3">LOGON32_PROVIDER_WINNT35</text:span></text:span><text:span text:style-name="T2">: Use this provider if you'll be authenticating against a Windows NT 3.51 domain controller (uses the NT 3.51 logon provider).</text:span></text:p>
        </text:list-item>
        <text:list-item>
          <text:p text:style-name="P20"><text:span text:style-name="Source_20_Text"><text:span text:style-name="T3">LOGON32_PROVIDER_WINNT40</text:span></text:span><text:span text:style-name="T2">: Use this provider if you'll be authenticating against a Windows NT 4 domain controller (uses the NTLM logon provider).</text:span></text:p>
        </text:list-item>
        <text:list-item>
          <text:p text:style-name="P20"><text:span text:style-name="Source_20_Text"><text:span text:style-name="T3">LOGON32_PROVIDER_WINNT50</text:span></text:span><text:span text:style-name="T2">: Use the negotiate logon provider, supported by Windows XP and above.</text:span></text:p>
        </text:list-item>
      </text:list>
      <text:h text:style-name="P2" text:outline-level="3">Unexpected Behaviour: Guest User Accounts</text:h>
      <text:p text:style-name="P17"><text:span text:style-name="T2">An important thing to remember (as it may seem a little strange initially) is that </text:span><text:span text:style-name="Source_20_Text"><text:span text:style-name="T3">LogonUser</text:span></text:span><text:span text:style-name="T2"> will succeed if you pass in a bad username and password, but </text:span><text:span text:style-name="Strong_20_Emphasis"><text:span text:style-name="T2">only</text:span></text:span><text:span text:style-name="T2"> if the guest account is enabled (with no password) on the domain. This can cause confusion when you first work with </text:span><text:span text:style-name="Source_20_Text"><text:span text:style-name="T3">LogonUser</text:span></text:span><text:span text:style-name="T2">, as it can correctly authenticate an invalid logon attempt when you have specified both an invalid user name and password. The safest approach is to disable the Guest account and ensure it has a non-empty password.</text:span></text:p>
      <text:h text:style-name="P11" text:outline-level="2">Example Test Cases</text:h>
      <text:p text:style-name="P17"><text:span text:style-name="T2">This section shows a few test cases I used when testing the sample code, and the results under different circumstances. It shows how to use the </text:span><text:span text:style-name="Source_20_Text"><text:span text:style-name="T3">ImpersonateUser</text:span></text:span><text:span text:style-name="T2"> utility, as well as the results you should expect to see.</text:span></text:p>
      <text:h text:style-name="P2" text:outline-level="3">Case 1: Successful Impersonation - File found</text:h>
      <text:p text:style-name="P14">In this example we specify a username, password and the name of a file that we will attempt to access. The impersonation was successful and the file was opened even though the user "darka" did not exist on the system. This was due to the "guest" account being enabled on the test PC with no password set on it.</text:p>
      <text:p text:style-name="P12"><draw:frame draw:style-name="fr1" draw:name="gráficos1" text:anchor-type="paragraph" svg:width="15.189cm" svg:height="6.272cm" draw:z-index="0"><draw:image xlink:href="Pictures/2000000700003B5400001880CA2178E6.svm" xlink:type="simple" xlink:show="embed" xlink:actuate="onLoad"/></draw:frame><text:soft-page-break/></text:p>
      <text:h text:style-name="P1" text:outline-level="3">Case 2: Successful Impersonation - File not found</text:h>
      <text:p text:style-name="P13">In this example, we specify a valid username, password and the name of a file that does not exist. The impersonation was successful, but we failed to open the file, which is what we expected.</text:p>
      <text:p text:style-name="P12"><draw:frame draw:style-name="fr2" draw:name="gráficos2" text:anchor-type="paragraph" svg:width="15.189cm" svg:height="6.272cm" draw:z-index="1"><draw:image xlink:href="Pictures/2000000700003B54000018805FECC73D.svm" xlink:type="simple" xlink:show="embed" xlink:actuate="onLoad"/></draw:frame></text:p>
      <text:h text:style-name="P1" text:outline-level="3">Case 3: Impersonation Failed</text:h>
      <text:p text:style-name="P13">This example shows an attempt where we specify an invalid domain name, with everything else being valid. The impersonation failed, so the attempt to open the file was aborted.</text:p>
      <text:p text:style-name="P12"><draw:frame draw:style-name="fr2" draw:name="gráficos3" text:anchor-type="paragraph" svg:width="15.189cm" svg:height="6.272cm" draw:z-index="2"><draw:image xlink:href="Pictures/2000000700003B5400001880BAD31235.svm" xlink:type="simple" xlink:show="embed" xlink:actuate="onLoad"/></draw:frame><text:soft-page-break/></text:p>
      <text:h text:style-name="P10" text:outline-level="2">The Code</text:h>
      <text:p text:style-name="P13">This sample is a slightly cut-down version of the header file for the class, showing the methods available.</text:p>
      <text:section text:style-name="Sect1" text:name="premain169372">
        <text:p text:style-name="P16"><text:bookmark text:name="prehide169372"/>Hide <text:s text:c="2"/>Copy Code</text:p>
      </text:section>
      <text:p text:style-name="P3"><text:bookmark text:name="pre169372"/><text:span text:style-name="T7">namespace</text:span> darka</text:p>
      <text:p text:style-name="P6">{</text:p>
      <text:p text:style-name="P4"><text:s text:c="4"/><text:span text:style-name="T8">class</text:span><text:span text:style-name="T1"> ImpersonateUser</text:span></text:p>
      <text:p text:style-name="P7"><text:s text:c="4"/><text:span text:style-name="T1">{</text:span></text:p>
      <text:p text:style-name="P4"><text:s text:c="4"/><text:span text:style-name="T8">private</text:span><text:span text:style-name="T1">:</text:span></text:p>
      <text:p text:style-name="P4"><text:s text:c="8"/><text:span text:style-name="T8">bool</text:span><text:span text:style-name="T1"> init_;</text:span></text:p>
      <text:p text:style-name="P7"><text:s text:c="8"/><text:span text:style-name="T1">HANDLE userToken_;</text:span></text:p>
      <text:p text:style-name="P7"><text:s text:c="8"/><text:span text:style-name="T1">DWORD errorCode_;</text:span></text:p>
      <text:p text:style-name="P8"/>
      <text:p text:style-name="P4"><text:s text:c="4"/><text:span text:style-name="T8">public</text:span><text:span text:style-name="T1">:</text:span></text:p>
      <text:p text:style-name="P4"><text:s text:c="8"/><text:span text:style-name="T1">ImpersonateUser() : init_(</text:span><text:span text:style-name="T8">false</text:span><text:span text:style-name="T1">), userToken_(NULL), errorCode_(</text:span><text:span text:style-name="T9">0</text:span><text:span text:style-name="T1">) {}</text:span></text:p>
      <text:p text:style-name="P7"><text:s text:c="8"/><text:span text:style-name="T1">~ImpersonateUser();</text:span></text:p>
      <text:p text:style-name="P8"/>
      <text:p text:style-name="P4"><text:s text:c="8"/><text:span text:style-name="T8">bool</text:span><text:span text:style-name="T1"> Logon(</text:span><text:span text:style-name="T8">const</text:span><text:span text:style-name="T1"> std::string&amp; userName, </text:span></text:p>
      <text:p text:style-name="P4"><text:s text:c="12"/><text:span text:style-name="T8">const</text:span><text:span text:style-name="T1"> std::string&amp; domain, </text:span><text:span text:style-name="T8">const</text:span><text:span text:style-name="T1"> std::string&amp; password);</text:span></text:p>
      <text:p text:style-name="P4"><text:s text:c="8"/><text:span text:style-name="T8">void</text:span><text:span text:style-name="T1"> Logoff();</text:span></text:p>
      <text:p text:style-name="P8"/>
      <text:p text:style-name="P4"><text:s text:c="12"/><text:span text:style-name="T11">//</text:span><text:span text:style-name="T12"> </text:span><text:span text:style-name="T11">Misc Methods</text:span></text:p>
      <text:p text:style-name="P4"><text:s text:c="8"/><text:span text:style-name="T1">DWORD GetErrorCode() </text:span><text:span text:style-name="T8">const</text:span><text:span text:style-name="T1"> { </text:span><text:span text:style-name="T8">return</text:span><text:span text:style-name="T1"> errorCode_; }</text:span></text:p>
      <text:p text:style-name="P7"><text:s text:c="4"/><text:span text:style-name="T1">};</text:span></text:p>
      <text:p text:style-name="P3">} <text:span text:style-name="T13">//</text:span><text:span text:style-name="T10"> </text:span><text:span text:style-name="T13">namespace</text:span></text:p>
      <text:h text:style-name="P10" text:outline-level="2">Using the Code</text:h>
      <text:section text:style-name="Sect1" text:name="premain931338">
        <text:p text:style-name="P16"><text:bookmark text:name="prehide931338"/>Hide <text:s text:c="2"/>Copy Code</text:p>
      </text:section>
      <text:p text:style-name="P3"><text:bookmark text:name="pre931338"/><text:span text:style-name="T13">//</text:span><text:span text:style-name="T10"> </text:span><text:span text:style-name="T13">Instantiate our Impersonate Class</text:span></text:p>
      <text:p text:style-name="P6">ImpersonateUser obLogon;</text:p>
      <text:p text:style-name="P8"/>
      <text:p text:style-name="P4"><text:s text:c="4"/><text:span text:style-name="T11">//</text:span><text:span text:style-name="T12"> </text:span><text:span text:style-name="T11">Impersonate the user</text:span></text:p>
      <text:p text:style-name="P3"><text:span text:style-name="T7">if</text:span>(!obLogon.Logon(userName, domain, password))</text:p>
      <text:p text:style-name="P6"><text:soft-page-break/>{</text:p>
      <text:p text:style-name="P4"><text:s text:c="4"/><text:span text:style-name="T8">const</text:span><text:span text:style-name="T1"> string szErr = FormatSysError(obLogon.GetErrorCode());</text:span></text:p>
      <text:p text:style-name="P8"/>
      <text:p text:style-name="P4"><text:s text:c="4"/><text:span text:style-name="T1">cout &lt;&lt; _T(</text:span><text:span text:style-name="T6">"\tUser Impersonation Failed!\r\n\t"</text:span><text:span text:style-name="T1">);</text:span></text:p>
      <text:p text:style-name="P7"><text:s text:c="4"/><text:span text:style-name="T1">cout &lt;&lt; szErr;</text:span></text:p>
      <text:p text:style-name="P4"><text:s text:c="4"/><text:span text:style-name="T8">return</text:span><text:span text:style-name="T1"> -</text:span><text:span text:style-name="T9">1</text:span><text:span text:style-name="T1">;</text:span></text:p>
      <text:p text:style-name="P6">}</text:p>
      <text:p text:style-name="P5">else</text:p>
      <text:p text:style-name="P4"><text:s text:c="4"/><text:span text:style-name="T1">cout &lt;&lt; _T(</text:span><text:span text:style-name="T6">"\tUser Impersonated Successfully\r\n\t"</text:span><text:span text:style-name="T1">);</text:span></text:p>
      <text:h text:style-name="P10" text:outline-level="2">Points of Interest</text:h>
      <text:p text:style-name="P13">None really, except that the code should compile cleanly under warning level 4 (Visual Studio 2003) and with 0 warnings/errors with PCLint.</text:p>
      <text:h text:style-name="P10" text:outline-level="2">References</text:h>
      <text:list xml:id="list2841454752448091153" text:style-name="L4">
        <text:list-item>
          <text:p text:style-name="P15"><text:a xlink:type="simple" xlink:href="http://msdn2.microsoft.com/en-us/library/aa378184.aspx" text:style-name="Internet_20_link" text:visited-style-name="Visited_20_Internet_20_Link"><text:span text:style-name="T5">MSDN - LogonUser()</text:span></text:a></text:p>
        </text:list-item>
        <text:list-item>
          <text:p text:style-name="P15"><text:a xlink:type="simple" xlink:href="http://support.microsoft.com/default.aspx?scid=kb;EN-US;180548" text:style-name="Internet_20_link" text:visited-style-name="Visited_20_Internet_20_Link"><text:span text:style-name="T5">MSDN - How to validate user credentials on Windows operating systems</text:span></text:a></text:p>
        </text:list-item>
        <text:list-item>
          <text:p text:style-name="P15"><text:a xlink:type="simple" xlink:href="http://msdn2.microsoft.com/en-us/library/ms721629.aspx" text:style-name="Internet_20_link" text:visited-style-name="Visited_20_Internet_20_Link"><text:span text:style-name="T5">MSDN - User principal name</text:span></text:a></text:p>
        </text:list-item>
        <text:list-item>
          <text:p text:style-name="P15"><text:a xlink:type="simple" xlink:href="http://en.wikipedia.org/wiki/Kerberos_%28protocol%29" text:style-name="Internet_20_link" text:visited-style-name="Visited_20_Internet_20_Link"><text:span text:style-name="T5">Kerberos (protocol)</text:span></text:a></text:p>
        </text:list-item>
        <text:list-item>
          <text:p text:style-name="P15"><text:a xlink:type="simple" xlink:href="http://briandesmond.com/blog/archive/2006/08/23/How-to-implement-Windows-Forms-Based-Authentication-in-ASP.Net.aspx" text:style-name="Internet_20_link" text:visited-style-name="Visited_20_Internet_20_Link"><text:span text:style-name="T5">Brian Desmond's Blog</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Courier, mono"/>
    <style:font-face style:name="OpenSymbol" svg:font-family="OpenSymbol"/>
    <style:font-face style:name="Segoe UI" svg:font-family="'Segoe UI',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án Toletti</meta:initial-creator>
    <meta:creation-date>2016-07-02T16:13:38.12</meta:creation-date>
    <dc:date>2016-07-02T16:21:26.04</dc:date>
    <dc:creator>Iván Toletti</dc:creator>
    <meta:editing-duration>PT7M46S</meta:editing-duration>
    <meta:editing-cycles>6</meta:editing-cycles>
    <meta:generator>OpenOffice/4.1.2$Win32 OpenOffice.org_project/412m3$Build-9782</meta:generator>
    <meta:document-statistic meta:table-count="0" meta:image-count="3" meta:object-count="0" meta:page-count="7" meta:paragraph-count="101" meta:word-count="2093" meta:character-count="13472"/>
  </office:meta>
</office:document-meta>
</file>